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824.027" calcext:value-type="float">
            <text:p>824.02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2.609" calcext:value-type="float">
            <text:p>862.6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86.974" calcext:value-type="float">
            <text:p>786.9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54.315" calcext:value-type="float">
            <text:p>754.3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838.219" calcext:value-type="float">
            <text:p>838.21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77.916" calcext:value-type="float">
            <text:p>877.9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60.958" calcext:value-type="float">
            <text:p>760.95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61.046" calcext:value-type="float">
            <text:p>761.04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781.73" calcext:value-type="float">
            <text:p>781.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775.603" calcext:value-type="float">
            <text:p>775.60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26.816" calcext:value-type="float">
            <text:p>826.8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42.164" calcext:value-type="float">
            <text:p>842.1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804.235" calcext:value-type="float">
            <text:p>804.2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795.192" calcext:value-type="float">
            <text:p>795.19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842.157" calcext:value-type="float">
            <text:p>842.1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99.186" calcext:value-type="float">
            <text:p>799.18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774.469" calcext:value-type="float">
            <text:p>774.46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68.886" calcext:value-type="float">
            <text:p>768.8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87.411" calcext:value-type="float">
            <text:p>787.4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762.719" calcext:value-type="float">
            <text:p>762.719</text:p>
          </table:table-cell>
          <table:table-cell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7:31:33.190663850</dc:date>
    <meta:editing-duration>PT18M17S</meta:editing-duration>
    <meta:editing-cycles>6</meta:editing-cycles>
    <meta:generator>LibreOffice/7.3.7.2$Linux_X86_64 LibreOffice_project/30$Build-2</meta:generator>
    <meta:document-statistic meta:table-count="1" meta:cell-count="105" meta:object-count="0"/>
  </office:meta>
</office:document-meta>
</file>